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05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57" calcext:value-type="float">
            <text:p>-9.5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5" calcext:value-type="float">
            <text:p>-1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8" calcext:value-type="float">
            <text:p>-10.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23" calcext:value-type="float">
            <text:p>-11.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3" calcext:value-type="float">
            <text:p>-9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1" calcext:value-type="float">
            <text:p>-1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" calcext:value-type="float">
            <text:p>0.1</text:p>
          </table:table-cell>
          <table:table-cell office:value-type="float" office:value="-11.39" calcext:value-type="float">
            <text:p>-11.3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9" calcext:value-type="float">
            <text:p>-10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11" calcext:value-type="float">
            <text:p>-11.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2" calcext:value-type="float">
            <text:p>-1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1.19" calcext:value-type="float">
            <text:p>-11.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1" calcext:value-type="float">
            <text:p>-10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73" calcext:value-type="float">
            <text:p>-10.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5" calcext:value-type="float">
            <text:p>-10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7" calcext:value-type="float">
            <text:p>-10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71" calcext:value-type="float">
            <text:p>-10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" calcext:value-type="float">
            <text:p>0.1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4" calcext:value-type="float">
            <text:p>-10.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8" calcext:value-type="float">
            <text:p>2.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91" calcext:value-type="float">
            <text:p>-10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7" calcext:value-type="float">
            <text:p>0.007</text:p>
          </table:table-cell>
          <table:table-cell office:value-type="float" office:value="0.1" calcext:value-type="float">
            <text:p>0.1</text:p>
          </table:table-cell>
          <table:table-cell office:value-type="float" office:value="-11.41" calcext:value-type="float">
            <text:p>-11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02" calcext:value-type="float">
            <text:p>-1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3" calcext:value-type="float">
            <text:p>-10.1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6" calcext:value-type="float">
            <text:p>-8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83" calcext:value-type="float">
            <text:p>-7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0.008</text:p>
          </table:table-cell>
          <table:table-cell office:value-type="float" office:value="0.1" calcext:value-type="float">
            <text:p>0.1</text:p>
          </table:table-cell>
          <table:table-cell office:value-type="float" office:value="-10.86" calcext:value-type="float">
            <text:p>-10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3" calcext:value-type="float">
            <text:p>-8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78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33" calcext:value-type="float">
            <text:p>-9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2" calcext:value-type="float">
            <text:p>-8.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9" calcext:value-type="float">
            <text:p>2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8" calcext:value-type="float">
            <text:p>3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" calcext:value-type="float">
            <text:p>-1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8" calcext:value-type="float">
            <text:p>-8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79" calcext:value-type="float">
            <text:p>-9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1" calcext:value-type="float">
            <text:p>-10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51" calcext:value-type="float">
            <text:p>-9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1" calcext:value-type="float">
            <text:p>-8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8" calcext:value-type="float">
            <text:p>-9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3" calcext:value-type="float">
            <text:p>-8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05" calcext:value-type="float">
            <text:p>-10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2" calcext:value-type="float">
            <text:p>-10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5" calcext:value-type="float">
            <text:p>-9.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2" calcext:value-type="float">
            <text:p>-8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" calcext:value-type="float">
            <text:p>-5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31" calcext:value-type="float">
            <text:p>-9.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58" calcext:value-type="float">
            <text:p>-9.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55" calcext:value-type="float">
            <text:p>-10.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1" calcext:value-type="float">
            <text:p>-8.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66" calcext:value-type="float">
            <text:p>-10.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9" calcext:value-type="float">
            <text:p>-8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" calcext:value-type="float">
            <text:p>-8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86" calcext:value-type="float">
            <text:p>-7.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2" calcext:value-type="float">
            <text:p>-8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1" calcext:value-type="float">
            <text:p>-7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5" calcext:value-type="float">
            <text:p>-7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16" calcext:value-type="float">
            <text:p>-9.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9" calcext:value-type="float">
            <text:p>-7.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48" calcext:value-type="float">
            <text:p>-9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19" calcext:value-type="float">
            <text:p>-10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97" calcext:value-type="float">
            <text:p>-7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1" calcext:value-type="float">
            <text:p>4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66" calcext:value-type="float">
            <text:p>-8.6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43" calcext:value-type="float">
            <text:p>-9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91" calcext:value-type="float">
            <text:p>-7.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8" calcext:value-type="float">
            <text:p>-7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7" calcext:value-type="float">
            <text:p>-8.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07" calcext:value-type="float">
            <text:p>-9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6" calcext:value-type="float">
            <text:p>-9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7" calcext:value-type="float">
            <text:p>-9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83" calcext:value-type="float">
            <text:p>-9.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62" calcext:value-type="float">
            <text:p>-8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9" calcext:value-type="float">
            <text:p>-7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3" calcext:value-type="float">
            <text:p>-7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8" calcext:value-type="float">
            <text:p>-8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1" calcext:value-type="float">
            <text:p>4.8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1" calcext:value-type="float">
            <text:p>-9.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10.01" calcext:value-type="float">
            <text:p>-10.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2" calcext:value-type="float">
            <text:p>-7.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2" calcext:value-type="float">
            <text:p>-8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9" calcext:value-type="float">
            <text:p>-7.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6" calcext:value-type="float">
            <text:p>-7.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59" calcext:value-type="float">
            <text:p>-9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99" calcext:value-type="float">
            <text:p>-7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4" calcext:value-type="float">
            <text:p>-5.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74" calcext:value-type="float">
            <text:p>4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-9.94" calcext:value-type="float">
            <text:p>-9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7" calcext:value-type="float">
            <text:p>-7.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5" calcext:value-type="float">
            <text:p>-7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4" calcext:value-type="float">
            <text:p>-9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1" calcext:value-type="float">
            <text:p>-8.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0.1" calcext:value-type="float">
            <text:p>0.1</text:p>
          </table:table-cell>
          <table:table-cell office:value-type="float" office:value="-10.34" calcext:value-type="float">
            <text:p>-10.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3" calcext:value-type="float">
            <text:p>-5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6" calcext:value-type="float">
            <text:p>-7.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6.95" calcext:value-type="float">
            <text:p>-6.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72" calcext:value-type="float">
            <text:p>-9.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8" calcext:value-type="float">
            <text:p>-7.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4" calcext:value-type="float">
            <text:p>-8.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58" calcext:value-type="float">
            <text:p>-9.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79" calcext:value-type="float">
            <text:p>5.7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7" calcext:value-type="float">
            <text:p>-6.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2" calcext:value-type="float">
            <text:p>-8.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29" calcext:value-type="float">
            <text:p>-8.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6" calcext:value-type="float">
            <text:p>-6.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67" calcext:value-type="float">
            <text:p>-8.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04" calcext:value-type="float">
            <text:p>-5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5" calcext:value-type="float">
            <text:p>-7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19" calcext:value-type="float">
            <text:p>-9.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3" calcext:value-type="float">
            <text:p>-6.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8" calcext:value-type="float">
            <text:p>-6.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7" calcext:value-type="float">
            <text:p>4.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6.93" calcext:value-type="float">
            <text:p>-6.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5" calcext:value-type="float">
            <text:p>-8.8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39" calcext:value-type="float">
            <text:p>-7.3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98" calcext:value-type="float">
            <text:p>-8.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2" calcext:value-type="float">
            <text:p>-6.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7" calcext:value-type="float">
            <text:p>4.2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1" calcext:value-type="float">
            <text:p>4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3" calcext:value-type="float">
            <text:p>4.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" calcext:value-type="float">
            <text:p>-7.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3" calcext:value-type="float">
            <text:p>-6.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5" calcext:value-type="float">
            <text:p>-6.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95" calcext:value-type="float">
            <text:p>-8.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" calcext:value-type="float">
            <text:p>-7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71" calcext:value-type="float">
            <text:p>4.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5" calcext:value-type="float">
            <text:p>-7.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6" calcext:value-type="float">
            <text:p>-8.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7" calcext:value-type="float">
            <text:p>-6.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4" calcext:value-type="float">
            <text:p>4.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4" calcext:value-type="float">
            <text:p>5.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2" calcext:value-type="float">
            <text:p>-6.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47" calcext:value-type="float">
            <text:p>-5.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2" calcext:value-type="float">
            <text:p>-7.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68" calcext:value-type="float">
            <text:p>4.6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04" calcext:value-type="float">
            <text:p>-9.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3" calcext:value-type="float">
            <text:p>-8.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2" calcext:value-type="float">
            <text:p>-5.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3" calcext:value-type="float">
            <text:p>-6.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9" calcext:value-type="float">
            <text:p>-5.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6" calcext:value-type="float">
            <text:p>5.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3" calcext:value-type="float">
            <text:p>5.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7" calcext:value-type="float">
            <text:p>-8.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26" calcext:value-type="float">
            <text:p>-7.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5" calcext:value-type="float">
            <text:p>-7.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06" calcext:value-type="float">
            <text:p>-6.0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3" calcext:value-type="float">
            <text:p>-6.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92" calcext:value-type="float">
            <text:p>-7.9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99" calcext:value-type="float">
            <text:p>-8.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2" calcext:value-type="float">
            <text:p>5.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14" calcext:value-type="float">
            <text:p>-5.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1" calcext:value-type="float">
            <text:p>-6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" calcext:value-type="float">
            <text:p>0.1</text:p>
          </table:table-cell>
          <table:table-cell office:value-type="float" office:value="-9.61" calcext:value-type="float">
            <text:p>-9.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07" calcext:value-type="float">
            <text:p>-9.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1" calcext:value-type="float">
            <text:p>5.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18" calcext:value-type="float">
            <text:p>6.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8" calcext:value-type="float">
            <text:p>5.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54" calcext:value-type="float">
            <text:p>-7.5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" calcext:value-type="float">
            <text:p>-5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34" calcext:value-type="float">
            <text:p>-9.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6" calcext:value-type="float">
            <text:p>-6.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1" calcext:value-type="float">
            <text:p>5.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69" calcext:value-type="float">
            <text:p>-6.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4" calcext:value-type="float">
            <text:p>-7.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59" calcext:value-type="float">
            <text:p>-7.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" calcext:value-type="float">
            <text:p>-6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2" calcext:value-type="float">
            <text:p>-6.4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19" calcext:value-type="float">
            <text:p>6.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4" calcext:value-type="float">
            <text:p>-6.4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8.05" calcext:value-type="float">
            <text:p>-8.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7" calcext:value-type="float">
            <text:p>-7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1" calcext:value-type="float">
            <text:p>0.1</text:p>
          </table:table-cell>
          <table:table-cell office:value-type="float" office:value="-4.36" calcext:value-type="float">
            <text:p>-4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-4.02" calcext:value-type="float">
            <text:p>-4.0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6.38" calcext:value-type="float">
            <text:p>6.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7" calcext:value-type="float">
            <text:p>-6.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9" calcext:value-type="float">
            <text:p>-8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7" calcext:value-type="float">
            <text:p>-7.0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1" calcext:value-type="float">
            <text:p>0.031</text:p>
          </table:table-cell>
          <table:table-cell office:value-type="float" office:value="0.1" calcext:value-type="float">
            <text:p>0.1</text:p>
          </table:table-cell>
          <table:table-cell office:value-type="float" office:value="-5.11" calcext:value-type="float">
            <text:p>-5.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6.73" calcext:value-type="float">
            <text:p>6.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3" calcext:value-type="float">
            <text:p>5.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1" calcext:value-type="float">
            <text:p>-5.8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4" calcext:value-type="float">
            <text:p>-7.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7" calcext:value-type="float">
            <text:p>0.027</text:p>
          </table:table-cell>
          <table:table-cell office:value-type="float" office:value="0.1" calcext:value-type="float">
            <text:p>0.1</text:p>
          </table:table-cell>
          <table:table-cell office:value-type="float" office:value="-5.74" calcext:value-type="float">
            <text:p>-5.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2" calcext:value-type="float">
            <text:p>-8.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21" calcext:value-type="float">
            <text:p>6.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7" calcext:value-type="float">
            <text:p>5.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49" calcext:value-type="float">
            <text:p>5.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63" calcext:value-type="float">
            <text:p>4.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6.99" calcext:value-type="float">
            <text:p>-6.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7" calcext:value-type="float">
            <text:p>-6.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" calcext:value-type="float">
            <text:p>-6.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8" calcext:value-type="float">
            <text:p>-5.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4" calcext:value-type="float">
            <text:p>-8.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3" calcext:value-type="float">
            <text:p>-7.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7" calcext:value-type="float">
            <text:p>-8.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02" calcext:value-type="float">
            <text:p>-6.0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6" calcext:value-type="float">
            <text:p>-6.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" calcext:value-type="float">
            <text:p>-5.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4" calcext:value-type="float">
            <text:p>5.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7" calcext:value-type="float">
            <text:p>5.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3" calcext:value-type="float">
            <text:p>5.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82" calcext:value-type="float">
            <text:p>4.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55" calcext:value-type="float">
            <text:p>-8.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7.09" calcext:value-type="float">
            <text:p>-7.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" calcext:value-type="float">
            <text:p>0.1</text:p>
          </table:table-cell>
          <table:table-cell office:value-type="float" office:value="-7.89" calcext:value-type="float">
            <text:p>-7.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5" calcext:value-type="float">
            <text:p>0.015</text:p>
          </table:table-cell>
          <table:table-cell office:value-type="float" office:value="0.1" calcext:value-type="float">
            <text:p>0.1</text:p>
          </table:table-cell>
          <table:table-cell office:value-type="float" office:value="-8.31" calcext:value-type="float">
            <text:p>-8.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1" calcext:value-type="float">
            <text:p>-5.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81" calcext:value-type="float">
            <text:p>5.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4.91" calcext:value-type="float">
            <text:p>4.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63" calcext:value-type="float">
            <text:p>-6.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97" calcext:value-type="float">
            <text:p>-8.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8" calcext:value-type="float">
            <text:p>-5.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4" calcext:value-type="float">
            <text:p>0.014</text:p>
          </table:table-cell>
          <table:table-cell office:value-type="float" office:value="0.1" calcext:value-type="float">
            <text:p>0.1</text:p>
          </table:table-cell>
          <table:table-cell office:value-type="float" office:value="-8.49" calcext:value-type="float">
            <text:p>-8.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1" calcext:value-type="float">
            <text:p>-5.4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6.34" calcext:value-type="float">
            <text:p>6.3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9" calcext:value-type="float">
            <text:p>5.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-6.99" calcext:value-type="float">
            <text:p>-6.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49" calcext:value-type="float">
            <text:p>-6.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33" calcext:value-type="float">
            <text:p>-7.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36" calcext:value-type="float">
            <text:p>-9.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" calcext:value-type="float">
            <text:p>0.1</text:p>
          </table:table-cell>
          <table:table-cell office:value-type="float" office:value="-9.26" calcext:value-type="float">
            <text:p>-9.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7" calcext:value-type="float">
            <text:p>0.007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0.007" calcext:value-type="float">
            <text:p>0.007</text:p>
          </table:table-cell>
          <table:table-cell office:value-type="float" office:value="4.69" calcext:value-type="float">
            <text:p>4.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3" calcext:value-type="float">
            <text:p>-5.5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8" calcext:value-type="float">
            <text:p>0.028</text:p>
          </table:table-cell>
          <table:table-cell office:value-type="float" office:value="0.1" calcext:value-type="float">
            <text:p>0.1</text:p>
          </table:table-cell>
          <table:table-cell office:value-type="float" office:value="-5.54" calcext:value-type="float">
            <text:p>-5.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5" calcext:value-type="float">
            <text:p>-6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42" calcext:value-type="float">
            <text:p>0.042</text:p>
          </table:table-cell>
          <table:table-cell office:value-type="float" office:value="0.1" calcext:value-type="float">
            <text:p>0.1</text:p>
          </table:table-cell>
          <table:table-cell office:value-type="float" office:value="-3.75" calcext:value-type="float">
            <text:p>-3.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33" calcext:value-type="float">
            <text:p>0.033</text:p>
          </table:table-cell>
          <table:table-cell office:value-type="float" office:value="0.1" calcext:value-type="float">
            <text:p>0.1</text:p>
          </table:table-cell>
          <table:table-cell office:value-type="float" office:value="-4.83" calcext:value-type="float">
            <text:p>-4.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1" calcext:value-type="float">
            <text:p>6.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7" calcext:value-type="float">
            <text:p>0.007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8" calcext:value-type="float">
            <text:p>0.018</text:p>
          </table:table-cell>
          <table:table-cell office:value-type="float" office:value="0.1" calcext:value-type="float">
            <text:p>0.1</text:p>
          </table:table-cell>
          <table:table-cell office:value-type="float" office:value="-7.47" calcext:value-type="float">
            <text:p>-7.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5" calcext:value-type="float">
            <text:p>-5.3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4" calcext:value-type="float">
            <text:p>-5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2" calcext:value-type="float">
            <text:p>-7.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9" calcext:value-type="float">
            <text:p>5.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7" calcext:value-type="float">
            <text:p>0.007</text:p>
          </table:table-cell>
          <table:table-cell office:value-type="float" office:value="3.87" calcext:value-type="float">
            <text:p>3.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3" calcext:value-type="float">
            <text:p>-5.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6" calcext:value-type="float">
            <text:p>-5.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8" calcext:value-type="float">
            <text:p>-6.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84" calcext:value-type="float">
            <text:p>-5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54" calcext:value-type="float">
            <text:p>-3.5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96" calcext:value-type="float">
            <text:p>5.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7" calcext:value-type="float">
            <text:p>0.007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7" calcext:value-type="float">
            <text:p>0.007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0.007" calcext:value-type="float">
            <text:p>0.007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4" calcext:value-type="float">
            <text:p>0.044</text:p>
          </table:table-cell>
          <table:table-cell office:value-type="float" office:value="0.1" calcext:value-type="float">
            <text:p>0.1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38" calcext:value-type="float">
            <text:p>-6.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6" calcext:value-type="float">
            <text:p>0.036</text:p>
          </table:table-cell>
          <table:table-cell office:value-type="float" office:value="0.1" calcext:value-type="float">
            <text:p>0.1</text:p>
          </table:table-cell>
          <table:table-cell office:value-type="float" office:value="-4.38" calcext:value-type="float">
            <text:p>-4.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57" calcext:value-type="float">
            <text:p>-7.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21" calcext:value-type="float">
            <text:p>-6.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57" calcext:value-type="float">
            <text:p>5.5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39" calcext:value-type="float">
            <text:p>3.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9" calcext:value-type="float">
            <text:p>-5.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1" calcext:value-type="float">
            <text:p>0.1</text:p>
          </table:table-cell>
          <table:table-cell office:value-type="float" office:value="-6.14" calcext:value-type="float">
            <text:p>-6.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0.1" calcext:value-type="float">
            <text:p>0.1</text:p>
          </table:table-cell>
          <table:table-cell office:value-type="float" office:value="-5.9" calcext:value-type="float">
            <text:p>-5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.013</text:p>
          </table:table-cell>
          <table:table-cell office:value-type="float" office:value="0.1" calcext:value-type="float">
            <text:p>0.1</text:p>
          </table:table-cell>
          <table:table-cell office:value-type="float" office:value="-8.86" calcext:value-type="float">
            <text:p>-8.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7" calcext:value-type="float">
            <text:p>0.007</text:p>
          </table:table-cell>
          <table:table-cell office:value-type="float" office:value="6.07" calcext:value-type="float">
            <text:p>6.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7" calcext:value-type="float">
            <text:p>0.007</text:p>
          </table:table-cell>
          <table:table-cell office:value-type="float" office:value="5.61" calcext:value-type="float">
            <text:p>5.6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7" calcext:value-type="float">
            <text:p>0.007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9" calcext:value-type="float">
            <text:p>0.019</text:p>
          </table:table-cell>
          <table:table-cell office:value-type="float" office:value="0.1" calcext:value-type="float">
            <text:p>0.1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" calcext:value-type="float">
            <text:p>0.1</text:p>
          </table:table-cell>
          <table:table-cell office:value-type="float" office:value="-4.63" calcext:value-type="float">
            <text:p>-4.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5.2" calcext:value-type="float">
            <text:p>-5.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3" calcext:value-type="float">
            <text:p>0.023</text:p>
          </table:table-cell>
          <table:table-cell office:value-type="float" office:value="0.1" calcext:value-type="float">
            <text:p>0.1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49" calcext:value-type="float">
            <text:p>-6.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7" calcext:value-type="float">
            <text:p>0.007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7" calcext:value-type="float">
            <text:p>0.00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7" calcext:value-type="float">
            <text:p>0.007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" calcext:value-type="float">
            <text:p>0.00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" calcext:value-type="float">
            <text:p>0.1</text:p>
          </table:table-cell>
          <table:table-cell office:value-type="float" office:value="-4.55" calcext:value-type="float">
            <text:p>-4.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6.1" calcext:value-type="float">
            <text:p>-6.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77" calcext:value-type="float">
            <text:p>-6.7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6" calcext:value-type="float">
            <text:p>-6.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66" calcext:value-type="float">
            <text:p>-7.6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7" calcext:value-type="float">
            <text:p>0.007</text:p>
          </table:table-cell>
          <table:table-cell office:value-type="float" office:value="6.28" calcext:value-type="float">
            <text:p>6.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7" calcext:value-type="float">
            <text:p>0.00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7" calcext:value-type="float">
            <text:p>0.007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" calcext:value-type="float">
            <text:p>0.039</text:p>
          </table:table-cell>
          <table:table-cell office:value-type="float" office:value="0.1" calcext:value-type="float">
            <text:p>0.1</text:p>
          </table:table-cell>
          <table:table-cell office:value-type="float" office:value="-4.13" calcext:value-type="float">
            <text:p>-4.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" calcext:value-type="float">
            <text:p>0.017</text:p>
          </table:table-cell>
          <table:table-cell office:value-type="float" office:value="0.1" calcext:value-type="float">
            <text:p>0.1</text:p>
          </table:table-cell>
          <table:table-cell office:value-type="float" office:value="-7.59" calcext:value-type="float">
            <text:p>-7.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office:value-type="float" office:value="0.1" calcext:value-type="float">
            <text:p>0.1</text:p>
          </table:table-cell>
          <table:table-cell office:value-type="float" office:value="-6.56" calcext:value-type="float">
            <text:p>-6.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21" calcext:value-type="float">
            <text:p>0.021</text:p>
          </table:table-cell>
          <table:table-cell office:value-type="float" office:value="0.1" calcext:value-type="float">
            <text:p>0.1</text:p>
          </table:table-cell>
          <table:table-cell office:value-type="float" office:value="-6.81" calcext:value-type="float">
            <text:p>-6.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1" calcext:value-type="float">
            <text:p>0.1</text:p>
          </table:table-cell>
          <table:table-cell office:value-type="float" office:value="-5.97" calcext:value-type="float">
            <text:p>-5.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" calcext:value-type="float">
            <text:p>0.007</text:p>
          </table:table-cell>
          <table:table-cell office:value-type="float" office:value="5.74" calcext:value-type="float">
            <text:p>5.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.019" calcext:value-type="float">
            <text:p>0.019</text:p>
          </table:table-cell>
          <table:table-cell office:value-type="float" office:value="0.007" calcext:value-type="float">
            <text:p>0.007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7" calcext:value-type="float">
            <text:p>0.00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  <table:table-cell office:value-type="float" office:value="0.85" calcext:value-type="float">
            <text:p>0.85</text:p>
          </table:table-cell>
        </table:table-row>
      </table:table>
      <table:named-expressions/>
      <table:database-ranges>
        <table:database-range table:name="__Anonymous_Sheet_DB__0" table:target-range-address="data05.A1:data05.F50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0T21:06:48.260512153</dc:date>
    <meta:editing-duration>PT1M11S</meta:editing-duration>
    <meta:editing-cycles>2</meta:editing-cycles>
    <meta:generator>LibreOffice/6.4.7.2$Linux_X86_64 LibreOffice_project/40$Build-2</meta:generator>
    <meta:document-statistic meta:table-count="1" meta:cell-count="3000" meta:object-count="0"/>
  </office:meta>
</office:document-meta>
</file>